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9.163cm"/>
    </style:style>
    <style:style style:name="P1" style:family="paragraph">
      <style:text-properties fo:color="#333333" fo:font-family="'Century Gothic'" style:font-family-generic="swiss" style:font-pitch="variable" fo:font-size="54pt" style:text-underline-style="none" fo:font-weight="normal" style:font-size-asian="54pt" style:font-weight-asian="normal" style:font-size-complex="54pt" style:font-weight-complex="normal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333333" fo:font-family="'Century Gothic'" style:font-family-generic="swiss" style:font-pitch="variable" fo:font-size="32pt"/>
    </style:style>
    <style:style style:name="P6" style:family="paragraph">
      <style:paragraph-properties fo:text-align="start"/>
    </style:style>
    <style:style style:name="P7" style:family="paragraph">
      <style:text-properties fo:color="#333333" fo:font-family="'Century Gothic'" style:font-family-generic="swiss" style:font-pitch="variable"/>
    </style:style>
    <style:style style:name="T1" style:family="text">
      <style:text-properties fo:color="#333333" fo:font-family="'Century Gothic'" style:font-family-generic="swiss" style:font-pitch="variable"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333333" fo:font-family="'Century Gothic'" style:font-family-generic="swiss" style:font-pitch="variable" fo:font-size="32pt"/>
    </style:style>
    <style:style style:name="T5" style:family="text">
      <style:text-properties fo:color="#333333" fo:font-family="'Century Gothic'" style:font-family-generic="swiss" style:font-pitch="variable" fo:font-size="32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333333" fo:font-family="'Century Gothic'" style:font-family-generic="swiss" style:font-pitch="variable" fo:font-size="28pt" style:font-size-asian="28pt" style:font-size-complex="28pt"/>
    </style:style>
    <style:style style:name="T7" style:family="text">
      <style:text-properties fo:color="#333333" fo:font-family="'Century Gothic'" style:font-family-generic="swiss" style:font-pitch="variable" fo:font-size="22pt" style:font-size-asian="22pt" style:font-size-complex="22pt"/>
    </style:style>
    <style:style style:name="T8" style:family="text">
      <style:text-properties fo:font-family="'Century Gothic'" style:font-family-generic="swiss" style:font-pitch="variable"/>
    </style:style>
    <style:style style:name="T9" style:family="text">
      <style:text-properties fo:font-family="Consolas" style:font-family-generic="swiss" style:font-pitch="fixed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333333" fo:font-family="'Century Gothic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><text:span text:style-name="T2">What is the syntax of a css rul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><text:span text:style-name="T2">How can you apply CSS rule to multiple elements using the same CSS rul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><text:span text:style-name="T2">Describe the syntax for linking a CSS file to an HTML file?</text:span></text:p>
            <text:p><text:span text:style-name="T2"/></text:p>
            <text:p><text:span text:style-name="T2">Alternatively, describe the syntax for writing CSS code in HTML fi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><text:span text:style-name="T3">Describe the CSS file linking elements and attributes</text:span></text:p>
            <text:p><text:span text:style-name="T2"/></text:p>
            <text:p><text:span text:style-name="T2"/></text:p>
            <text:p text:style-name="P4"><text:span text:style-name="T2">&lt;link&gt; <text:s text:c="2"/>&lt;/link&gt;</text:span></text:p>
            <text:p text:style-name="P4"><text:span text:style-name="T2"/></text:p>
            <text:p text:style-name="P4"><text:span text:style-name="T2">href = ” ”</text:span></text:p>
            <text:p text:style-name="P4"><text:span text:style-name="T2"/></text:p>
            <text:p text:style-name="P4"><text:span text:style-name="T2">rel = ” ”</text:span></text:p>
            <text:p text:style-name="P4"><text:span text:style-name="T2"/></text:p>
            <text:p text:style-name="P4"><text:span text:style-name="T2">type = ” ”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List the 8 basic selectors commonly found in XHTML and HTML 4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universal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type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class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id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child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descendant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adjacent sibling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 general sibling selector? Describe the meaning and giv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the rule of precedence in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the rule of specificity in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5">SimplePoint</text:span><text:span text:style-name="T4">: <text:s/>Create generic CSS rules that are used by most elements and specific rules which only the unique ones 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inherit the CSS value which is not inherited by default?</text:span><text:span text:style-name="T4"><text:line-break/></text:span><text:span text:style-name="T4"><text:line-break/></text:span><text:span text:style-name="T4">Ex:- how can a &lt;div&gt; element inherit the padding of a &lt;body&gt; ele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Check for CSS bugs using the following links</text:span></text:p>
            <text:p><text:span text:style-name="T4"/></text:p>
            <text:p><text:span text:style-name="T4">BrowserCam.com</text:span></text:p>
            <text:p><text:span text:style-name="T4">BrowserLab.Adobe.com</text:span></text:p>
            <text:p><text:span text:style-name="T4">BrowserShots.org</text:span></text:p>
            <text:p><text:span text:style-name="T4">CrossBrowserTesting.com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Describe the ways in which you can specify the color of text inside a CSS document?</text:span></text:p>
            <text:p><text:span text:style-name="T4"/></text:p>
            <text:p><text:span text:style-name="T4">Note: not CSS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RGB? Describ th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are HEX values? Describe th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</text:span><text:span text:style-name="T4"><text:tab/></text:span><text:span text:style-name="T4"> you specify a text color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t a background color for an elemen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Describe in CSS3: <text:s/>opacity and rgb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CSS3: What are HSL and HSLA color valu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Hue, Saturation, Lumosity, Alpha? Describe the syntax for hsl and hs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If there were visitors to your website who are using old browsers which do not support CSS3, how would you optimize your website accordingly for the background-color property of an ele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do you specify a typeface for a fo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the CSS selector for changing the size of the fo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are the units of type siz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use a font in your web page that is not installed in your client's computer using the font-family propert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bold or normalize the boldness of a fon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italicize a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make normalize an already italic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make an UPPERCASE text lowercas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make an lowercase text UPPERCAS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make text Capitalized?</text:span><text:span text:style-name="T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dd an underline to a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dd an overline to a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dd an strike through to a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dd a blinking feature to a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normalize an already underlined / overlined / strike through / blinking text to norm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Leading in reference to text? How do you calculate Lead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change the Leading (height between two lines)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Kerning in reference to tex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do you change Kerning (space between letters) using CSS? Provide the syntax.</text:span></text:p>
            <text:p><text:span text:style-name="T4"/></text:p>
            <text:p><text:span text:style-name="T4">Would you give the value in ems or px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using</text:p>
              <text:p text:style-name="P3">letter-spacing property</text:p>
            </draw:text-box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do you change the space between words using CSS? Provide the syntax.</text:span></text:p>
            <text:p><text:span text:style-name="T4"/></text:p>
            <text:p><text:span text:style-name="T4">Would you give the value in ems or px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lign the text to left, right, center or justify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the vertical-align property in CSS? What are the parameters it tak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indent a line of text? What all values can you parameters can you give to the propert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are pseudo elements and pseudo class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lect the first letter or the first line of a tex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t styles for links that have not been visit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t styles for links that have been visit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t styles for links that have been hovered upo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:focus pseudo cla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t styles for links that have been activated? Meaning thereby, when a particular link is being clicked and is in the stage of being click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In what order should the pseudo classes be us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hange the width and height of a box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hange the minimum width or minimum height of a box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If the content of the box is bigger than the size of the box, how would you code the CSS such that the extra markup is</text:span></text:p>
            <text:p text:style-name="P6"><text:span text:style-name="T4"><text:s text:c="6"/></text:span></text:p>
            <text:p text:style-name="P6"><text:span text:style-name="T4"><text:s text:c="6"/></text:span><text:span text:style-name="T4">1. Hidden</text:span></text:p>
            <text:p text:style-name="P6"><text:span text:style-name="T4"><text:s text:c="6"/></text:span><text:span text:style-name="T4">2. Scrolled</text:span></text:p>
            <text:p><text:span text:style-name="T4"/></text:p>
            <text:p><text:span text:style-name="T4">Hint: Overfl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padding, border and margi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hange the width of the border explicitly? What parameters does it hav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change style of the border? What values can it tak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change the color of the border? What values can it tak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Describe the shorthand syntax for the border property for CSS selecto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><text:span text:style-name="T4">How would you add border shadow to a box in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><text:span text:style-name="T4">What is the short hand for border shadow in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><text:span text:style-name="T4">How would you add border radius to an element using C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hange the padding for the top / bottom / right / left for different elements? </text:span></text:p>
            <text:p><text:span text:style-name="T4"/></text:p>
            <text:p><text:span text:style-name="T4">What is the shorthand syntax to do all this in one g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hange the margin for the top / bottom / right / left for different elements? </text:span></text:p>
            <text:p><text:span text:style-name="T4"/></text:p>
            <text:p><text:span text:style-name="T4">What is the shorthand syntax to do all this in one g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enter a box on a page or the elements inside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By setting the margin-left and margin-right to auto</text:p>
            </draw:text-box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turn an inline element behave as a block level element or vice versa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hide an element from the page using the display propert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do you make a block level element flow like an inline one while retaining its own feat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reate a navigation for a website? </text:span></text:p>
            <text:p><text:span text:style-name="T4"/></text:p>
            <text:p><text:span text:style-name="T4">Practical: Create 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hide or show the visibility of a box?</text:span></text:p>
            <text:p><text:span text:style-name="T4"/></text:p>
            <text:p><text:span text:style-name="T4">Alternate: Explain what the visibility property can do and what parameters are given to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CSS3: <text:s/>How would you display round bord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CSS3: <text:s/>How would you create elleptical bord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LAYO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List the four types of positioning schemes available in C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static position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6">If there are 3 &lt;div&gt; elements and the CSS rule states</text:span></text:p>
            <text:p text:style-name="P6"><text:span text:style-name="T4"/></text:p>
            <text:p text:style-name="P6"><text:span text:style-name="T7">div{</text:span></text:p>
            <text:p text:style-name="P6"><text:span text:style-name="T7"><text:tab/></text:span><text:span text:style-name="T7"><text:tab/></text:span><text:span text:style-name="T7">position: static;</text:span></text:p>
            <text:p text:style-name="P6"><text:span text:style-name="T7"><text:tab/></text:span><text:span text:style-name="T7"><text:tab/></text:span><text:span text:style-name="T7">height: 100px;</text:span></text:p>
            <text:p text:style-name="P6"><text:span text:style-name="T7"><text:tab/></text:span><text:span text:style-name="T7"><text:tab/></text:span><text:span text:style-name="T7">width: 100px;</text:span></text:p>
            <text:p text:style-name="P6"><text:span text:style-name="T7"><text:tab/></text:span><text:span text:style-name="T7"><text:tab/></text:span><text:span text:style-name="T7">border: 1px solid black;}</text:span></text:p>
            <text:p><text:span text:style-name="T4"/></text:p>
            <text:p><text:span text:style-name="T4">How would the elements be plac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relative positioning?</text:span></text:p>
            <text:p><text:span text:style-name="T4"/></text:p>
            <text:p><text:span text:style-name="T4">Describe th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absolute positioning?</text:span></text:p>
            <text:p><text:span text:style-name="T4"/></text:p>
            <text:p><text:span text:style-name="T4">Describe the synta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z-index? Describe the syntax of </text:span></text:p>
            <text:p><text:span text:style-name="T4">z-index proper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There are two overlapping &lt;div&gt; elements, first one with a z-index property set to 1 and the other's set to 50.</text:span></text:p>
            <text:p><text:span text:style-name="T4"/></text:p>
            <text:p><text:span text:style-name="T4">Which one would appear over the oth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Describe the use and syntax of the float proper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use the float property to stack the elements side by sid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3" draw:text-style-name="P7" draw:layer="layout" svg:width="25.199cm" svg:height="19.163cm" svg:x="1.4cm" svg:y="0.837cm" presentation:class="subtitle" presentation:user-transformed="true">
          <draw:text-box>
            <text:p><text:span text:style-name="T8">If there are two &lt;div&gt; elements inside a &lt;div&gt; wrapper and the elements are given </text:span></text:p>
            <text:p><text:span text:style-name="T8"/></text:p>
            <text:p><text:span text:style-name="T9">float: right; <text:s/>float: left;</text:span></text:p>
            <text:p><text:span text:style-name="T8"/></text:p>
            <text:p><text:span text:style-name="T8">properties, where would the elements be plac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clear property? What four values can it tak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If the float property of a div element is set to left, what does it mea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Repeat for right, both and n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create a multi column layout using floa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" draw:text-style-name="P5" draw:layer="layout" svg:width="15.599cm" svg:height="19.363cm" svg:x="5.8cm" svg:y="0.6cm" presentation:class="subtitle" presentation:user-transformed="true">
          <draw:text-box>
            <text:p><text:span text:style-name="T10">CSS Frameworks</text:span></text:p>
            <text:p><text:span text:style-name="T4"/></text:p>
            <text:p><text:span text:style-name="T4"/></text:p>
            <text:p text:style-name="P6"><text:span text:style-name="T4">blueprintcss.org</text:span></text:p>
            <text:p text:style-name="P6"><text:span text:style-name="T4"/></text:p>
            <text:p text:style-name="P6"><text:span text:style-name="T4">lessframework.com</text:span></text:p>
            <text:p text:style-name="P6"><text:span text:style-name="T4"/></text:p>
            <text:p text:style-name="P6"><text:span text:style-name="T4">developer.yahoo.com/yui/</text:span></text:p>
            <text:p text:style-name="P6"><text:span text:style-name="T4">grids/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lign the image to the left or the right of the parent ele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align an image in the center of the parent &lt;div&gt; element? List and explain the two ways in which this can be d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would you set a background image to an ele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Using which property can you control how many times the displayed image is repeat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control the repetition of images horizontall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control the repetition of images verticall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control the repetition of images in both sid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How can you disable the repetition of imag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><text:span text:style-name="T4">What is background-attachment property for background images?</text:span></text:p>
            <text:p><text:span text:style-name="T4"/></text:p>
            <text:p><text:span text:style-name="T4">What is meant by</text:span></text:p>
            <text:p><text:span text:style-name="T4">1. background-attachment: fixed;</text:span></text:p>
            <text:p><text:span text:style-name="T4">2. background-attachment: scrol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irag </meta:initial-creator>
    <meta:creation-date>2014-08-25T06:39:09</meta:creation-date>
    <dc:date>2014-08-27T05:08:10</dc:date>
    <dc:creator>Chirag </dc:creator>
    <meta:editing-duration>PT9H32M59S</meta:editing-duration>
    <meta:editing-cycles>178</meta:editing-cycles>
    <meta:generator>LibreOffice/3.5$Linux_X86_64 LibreOffice_project/350m1$Build-2</meta:generator>
    <meta:document-statistic meta:object-count="336"/>
  </office:meta>
</office:document-meta>
</file>